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line-through-style="solid" style:text-position="0% 100%"/>
    </style:style>
    <style:style style:name="T5" style:family="text">
      <style:text-properties style:text-line-through-style="solid" style:text-position="0% 100%" style:text-underline-style="none"/>
    </style:style>
    <style:style style:name="T6" style:family="text">
      <style:text-properties style:text-line-through-style="solid" style:text-position="0% 100%" style:font-name="Times New Roman" style:text-underline-style="none"/>
    </style:style>
    <style:style style:name="T7" style:family="text">
      <style:text-properties style:text-line-through-style="none" style:text-position="0% 100%"/>
    </style:style>
    <style:style style:name="T8" style:family="text">
      <style:text-properties style:text-line-through-style="none" style:text-position="0% 100%" style:text-underline-style="solid" style:text-underline-width="auto" style:text-underline-color="font-color"/>
    </style:style>
    <style:style style:name="T9" style:family="text">
      <style:text-properties style:text-line-through-style="none" style:text-position="0% 100%" style:text-underline-style="none"/>
    </style:style>
    <style:style style:name="T10" style:family="text">
      <style:text-properties style:text-line-through-style="none" style:text-position="0% 100%" style:font-name="Times New Roman1" style:text-underline-style="none"/>
    </style:style>
    <style:style style:name="T11" style:family="text">
      <style:text-properties style:text-line-through-style="none" style:text-position="0% 100%" style:font-name="Times New Roman" style:text-underline-style="none"/>
    </style:style>
    <style:style style:name="T12" style:family="text">
      <style:text-properties style:text-line-through-style="none" style:text-position="0% 100%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11FF2_16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1, FF 2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[1881?]</text:p>
      <text:p text:style-name="P2">Month<text:tab/><text:tab/><text:tab/><text:tab/><text:tab/><text:tab/></text:p>
      <text:p text:style-name="P2">Year<text:tab/><text:tab/><text:tab/><text:tab/><text:tab/><text:tab/>[1881?]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Congregation Mikveh Israel (Philadelphia, Pa.); Anniversaries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<text:soft-page-break/>Calling Card</text:p>
      <text:p text:style-name="P2"/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8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On the 21<text:span text:style-name="T2">st</text:span><text:span text:style-name="T3"> anniversary/</text:span></text:p>
      <text:p text:style-name="P7"><text:span text:style-name="T3">of/</text:span></text:p>
      <text:p text:style-name="P7"><text:span text:style-name="T3">The Seventh St Synagogue./</text:span></text:p>
      <text:p text:style-name="P7"><text:span text:style-name="T3"/></text:p>
      <text:p text:style-name="P6"><text:span text:style-name="T3">[Page 1]</text:span></text:p>
      <text:p text:style-name="P6"><text:span text:style-name="T3">Brethren. <text:s/>Twenty one years are said to be the/ legal time, when a youth may carry on</text:span><text:span text:style-name="T4">e</text:span><text:span text:style-name="T7"> a business,/ and receive the recognition of the courts to his transactions./ <text:s/>Why only just then, I am unable to tell, for/ there are, undoubtedly, </text:span><text:span text:style-name="T4">young</text:span><text:span text:style-name="T7"> men under that age/ reliable for the possession of clear judgment and foresight, while a/ great number who have gone far beyond </text:span><text:span text:style-name="T4">those years that period</text:span><text:span text:style-name="T7"> those years/ are unfit to be trusted, for the lack of discretion and/ steadiness. <text:s/>Among the ancient Hebrews, the period/ of manhood was reached earlier. <text:s/>Possibly, because in the/ country inhabited by our ancestors, body and mind develop-/-ped faster. <text:s/>At all events, its </text:span><text:span text:style-name="T4">clear</text:span><text:span text:style-name="T7"> evident that an American youth/ on attaining his twenty first year, must try to gain/ the confidence of society by showing himself in the/ light which he is looked upon by the laws of his coun-/-try. <text:s/>He must leave behind what is of uncertain/ benefit, and determine on a course of life useful and honor-/-able. <text:s/>The days of wavering must come to an end. <text:s/>A/ resolution to definitely choose a way and pursue it undeter-/-red by obstacles ought to be taken. <text:s/>"Proscratination[sic!] is the/ thief of time" says a proverb, but procrastination may prove worse/</text:span></text:p>
      <text:p text:style-name="P6"><text:span text:style-name="T7"/></text:p>
      <text:p text:style-name="P6"><text:span text:style-name="T7">[Page 2]</text:span></text:p>
      <text:p text:style-name="P6"><text:soft-page-break/><text:span text:style-name="T7">It may </text:span><text:span text:style-name="T4">become a destroyer,</text:span><text:span text:style-name="T7"> steal the </text:span><text:span text:style-name="T4">spirit</text:span><text:span text:style-name="T7"> life giving spirit, bringing shame with/ losses. <text:s/>The want of provisions for a long future leads,/ not infrequently, to crooked and ruinous paths./ <text:s/>Now, my brethren, what a sense of right dictates res-/-pecting single individuals, honesty demands also/ of corporate bodies. <text:s/>These must </text:span><text:span text:style-name="T8">always</text:span><text:span text:style-name="T9"> stand on/ a solid basis. <text:s/>Infancy and adolescence are unmeaning/ words with regard to them. <text:s/></text:span><text:span text:style-name="T5">But</text:span><text:span text:style-name="T9"> Still when twenty one/ years have passed over their heads, they must surely/ be set on broad foundations, so as never to risk meeting/ with a downfall. <text:s/>My hearers can easily ap-/-ply the lesson. <text:s/>I have announced this Sabbath/ the month from which we may date the attain-/-ing of our Synagogue's "majority." <text:s/></text:span><text:span text:style-name="T5">A</text:span><text:span text:style-name="T9"> Understand/ well. <text:s/>Bricks and mortar have no life. <text:s/>Even the/ ark and the </text:span><text:span text:style-name="T5">deposited</text:span><text:span text:style-name="T9"> scrolls laid therein, and to which we bow, are/ inanimate objects with no inherent spirit; mere wood and parchment of/ little value. <text:s/>But the idea inseperable[sic!] from them/ </text:span><text:span text:style-name="T5">makes</text:span><text:span text:style-name="T9"> renders them most holy. <text:s/>The very walls and windows/ and benches acquire a high degree of sanctity by/ the association of </text:span><text:span text:style-name="T8">that</text:span><text:span text:style-name="T9"> idea. <text:s/>I enter, and remember that this is a place, where/ a number of persons, believing that Judaism is worth/</text:span></text:p>
      <text:p text:style-name="P6"><text:span text:style-name="T9"/></text:p>
      <text:p text:style-name="P6"><text:span text:style-name="T9">[Page 3]</text:span></text:p>
      <text:p text:style-name="P6"><text:span text:style-name="T9">preserving, assemble to express their convictions in/ ancient prayers and psalmody; where they listen/ to teachings which aim to confirm the truths given/ to Israel's safe-keeping. <text:s/>Only a meeting room/ it is; yet </text:span><text:span text:style-name="T5">the</text:span><text:span text:style-name="T9"> a beseeming palace for the King of the/ universe; a meeting room, still encircled </text:span><text:span text:style-name="T5">surrounded</text:span><text:span text:style-name="T9"> with a halo, because </text:span><text:span text:style-name="T8">there</text:span><text:span text:style-name="T9"> allegiance/ to Monotheism, to the revealed Law and its verities is/ constantly renewed; because </text:span><text:span text:style-name="T8">there</text:span><text:span text:style-name="T9">, are the traditions of/ the fathers jealously guarded against obliteration./ <text:s/>You men women and children of my people form the/ Synagogue; or rather the sentiments which I must/ suppose,--unless you deceive me, yourselves and your God--/ to pervade your hearts, constitute you a corporation uni-/-ted for a specific purpose. <text:s/>Call this "orthodoxy,"/ "conservatism," "historical Judaism," I care little for/ names, provided that the sentiments </text:span><text:span text:style-name="T8">do</text:span><text:span text:style-name="T9"> exist. <text:s/>I mean/ the aspiration to remain, if needful, the only defying </text:span><text:span text:style-name="T5">prot</text:span><text:span text:style-name="T9"> pro-/-test against a novel system, pretentious in its ap-/-pellation, but destructive in its results; a system/ which has created divisions among the coheirs of the same/ heritage, after its having given the lie to Moses &amp; the prophets/</text:span></text:p>
      <text:p text:style-name="P6"><text:span text:style-name="T9"/></text:p>
      <text:p text:style-name="P6"><text:span text:style-name="T9">[Page 4]</text:span></text:p>
      <text:p text:style-name="P6"><text:span text:style-name="T9">Well: you have seen the twenty first anniversary of/ your </text:span><text:span text:style-name="T5">first</text:span><text:span text:style-name="T9"> entrance here, on "the majority" of this </text:span><text:span text:style-name="T5">Syna</text:span><text:span text:style-name="T9"> custodian/ </text:span><text:span text:style-name="T5">-gogue</text:span><text:span text:style-name="T9"> of the Torah as </text:span><text:span text:style-name="T5">interpreted</text:span><text:span text:style-name="T9"> handed down by the Ages. <text:s/>How do you design providing for the future,/ to prevent destitution and disgrace? <text:s/>I have a telling/ </text:span><text:span text:style-name="T5">register</text:span><text:span text:style-name="T9"> book in my possession. <text:s/>Its stories are of a sombre/ character; but they mark out facts with lines which can-/-not be </text:span><text:span text:style-name="T5">mistaken</text:span><text:span text:style-name="T9"> misapprehended. <text:s/>I </text:span><text:span text:style-name="T5">have</text:span><text:span text:style-name="T9"> consulted </text:span><text:span text:style-name="T5">it</text:span><text:span text:style-name="T9"> that </text:span><text:span text:style-name="T5">register</text:span><text:span text:style-name="T9"> book very lately, and/ found </text:span><text:span text:style-name="T5">that</text:span><text:span text:style-name="T9"> this account chronicled therein. <text:s/>During the period now closing I have accom-/-panied to their graves more than one hundred contributors to our corpo-/-rate preservation, irrespectively of members of their families/ and </text:span><text:span text:style-name="T5">of</text:span><text:span text:style-name="T9"> a quantity of strangers. <text:s/>Admit: we have gained meanwhile/ many whose coming in our midst has benefitted our cause,/ but the accession has in no degree counterbalanced the/ loss. <text:s/>I let you infer what the issue must/ naturally be when another score of years shall have/ rolled away, unless you begin </text:span><text:span text:style-name="T5">now</text:span><text:span text:style-name="T9"> at once to devise means/ which will rear again this religious body in strength and/ energetic activity. <text:s/>The time for putting off and wa-/-vering must cease. <text:s/>When you perceive that the children/ of </text:span><text:span text:style-name="T5">those</text:span><text:span text:style-name="T9"> men who </text:span><text:span text:style-name="T5">are</text:span><text:span text:style-name="T9"> prided themselves on belonging to this congregation/ keep insultingly aloof, you must supply the places left vacant, with/ Israelites who have not learnt yet to despise what/</text:span></text:p>
      <text:p text:style-name="P6"><text:span text:style-name="T9"/></text:p>
      <text:p text:style-name="P6"><text:span text:style-name="T9">[Page 5]</text:span></text:p>
      <text:p text:style-name="P6"><text:span text:style-name="T9">their parents considered a</text:span><text:span text:style-name="T5">n honor</text:span><text:span text:style-name="T9"> privilege./ <text:s/>I disclaim the knowledge of </text:span><text:span text:style-name="T5">administration</text:span><text:span text:style-name="T9"> managing public affairs. <text:s/>I have no/ </text:span><text:span text:style-name="T5">abilities</text:span><text:span text:style-name="T9"> talents whatever in that line, and hence I have in-/-variably declined an office in any association requiring/ administrative abilities, but it strikes me that every one/ having a </text:span><text:span text:style-name="T5">p</text:span><text:span text:style-name="T9"> share in the government of a corporation, ought/ to devote hours of thoughts to a study of its </text:span><text:soft-page-break/><text:span text:style-name="T9">improvement./ <text:s/>He ought to take up the apostleship, as it were, of/ the cause, and plead it before </text:span><text:span text:style-name="T5">his</text:span><text:span text:style-name="T9"> friends and acquaint-/-ances. <text:s/>And every </text:span><text:span text:style-name="T5">Jew who sincerely loves his religion</text:span><text:span text:style-name="T9"> one </text:span><text:span text:style-name="T5">elector</text:span><text:span text:style-name="T9"> who deems it an honor to be an elector because/ </text:span><text:span text:style-name="T5">and</text:span><text:span text:style-name="T9"> he acknowledges this Synagogue as </text:span><text:span text:style-name="T5">its</text:span><text:span text:style-name="T9"> the best interpreter of his religion,/ ought to speak abroad in its behalf </text:span><text:span text:style-name="T5">abroad</text:span><text:span text:style-name="T9"> and procure for it/ </text:span><text:span text:style-name="T5">new</text:span><text:span text:style-name="T9"> seat-holders </text:span><text:span text:style-name="T5">and members</text:span><text:span text:style-name="T9">, even if it involved a necessity/ of furnishing the new comers with the ritual books, specially/ for the Fall holidays. <text:s/>All who </text:span><text:span text:style-name="T5">hold</text:span><text:span text:style-name="T9"> occupy a position war-/-ranting the </text:span><text:span text:style-name="T5">suppo belief</text:span><text:span text:style-name="T9"> surmise that they are interested in the/ principle carried out here, ought to see that none of its followers desert it, that without a shadow of exaction, the humblest/ among the attendants is encouraged to give his or her/ mite; that the smallest coin is thankfully received and </text:span><text:span text:style-name="T5">thankfully</text:span><text:span text:style-name="T9"> ap-/-propriated to the support of that principle. <text:s/>I mighty say/ much more and pertinently but it is a point so open to misconstructions, that/ I am forcibly compelled to refrain from speaking with the boldness/</text:span></text:p>
      <text:p text:style-name="P6"><text:span text:style-name="T9"/></text:p>
      <text:p text:style-name="P6"><text:span text:style-name="T9">[Page 6]</text:span></text:p>
      <text:p text:style-name="P6"><text:span text:style-name="T9">which the urgent importance of the </text:span><text:span text:style-name="T5">subject</text:span><text:span text:style-name="T9"> case demands./ <text:s/></text:span></text:p>
      <text:p text:style-name="P6"><text:span text:style-name="T9">One thought, however, I cannot withhold. <text:s/>The standing/ of this Congregation shall not be lowered with my expressed/ or tacit consent. <text:s/>It has pleased journalists </text:span><text:span text:style-name="T5">this</text:span><text:span text:style-name="T9"> to call our religious/ body "stupid;" to describe it as waning in influence, and/ decaying in power, but if it has </text:span><text:span text:style-name="T5">allowed inertness to injure</text:span><text:span text:style-name="T9"> unhappily allowed its interests to be insured no paper shall record its </text:span><text:span text:style-name="T5">undignified</text:span><text:span text:style-name="T9"> humiliation/ </text:span><text:span text:style-name="T5">demeanour</text:span><text:span text:style-name="T9"> by its inertness no American Hebrew shall relate that it has/ gone begging from hucksters and fruiterers to save itself from/ bankruptcy. <text:s/>No </text:span><text:span text:style-name="T5">g</text:span><text:span text:style-name="T9"> disguised gambling and no open flirting/ shall be </text:span><text:span text:style-name="T5">charged</text:span><text:span text:style-name="T9"> entrusted with the liquidation of its debts. <text:s/>If those/ whom God has endowed with the means to come to the rescue,/ cannot be stirred up to action by the example of the self/ denial exercised by such as have willingly made sacri-/fices to raise high the standard of conservatism, if pe-/-nurisousness and indifference have determined upon the/ dissolution of this corporation, </text:span><text:span text:style-name="T5">let us</text:span><text:span text:style-name="T9"> we shall fall with the proud/ thought that the Mikv</text:span><text:span text:style-name="T10">é</text:span><text:span text:style-name="T11"> Israel Congregation has not/ </text:span><text:span text:style-name="T6">falsified its past history, nor</text:span><text:span text:style-name="T11"> compromised its dignity and shamed the memory/ of its founders. <text:s/>This building will be surrendered to whom/ it virtually now belongs, and a room where ten shall gather/ in the name of the Lord will </text:span><text:span text:style-name="T6">be</text:span><text:span text:style-name="T11"> have equal</text:span><text:span text:style-name="T6">ly</text:span><text:span text:style-name="T11"> </text:span><text:span text:style-name="T6">sanctity</text:span><text:span text:style-name="T11"> sanctity./</text:span></text:p>
      <text:p text:style-name="P6"><text:span text:style-name="T11"/></text:p>
      <text:p text:style-name="P6"><text:span text:style-name="T11">[Page 7]</text:span></text:p>
      <text:p text:style-name="P6"><text:span text:style-name="T11">I certainly do not contemplate that issue with satis-/-faction. <text:s/>I would most deeply lament it, because I feel/ that our sinking into a state of obscurity may lend ad-/-ditional </text:span><text:span text:style-name="T6">light</text:span><text:span text:style-name="T11"> glitter to </text:span><text:span text:style-name="T12">Reform</text:span><text:span text:style-name="T11">. <text:s/>When a congregation respected/ for its age, the talents and social position of its mem-/-bers shall dwindle down into a knot of worshippers[sic!] </text:span><text:span text:style-name="T6">at</text:span><text:span text:style-name="T11"> in some by-/-way, </text:span><text:span text:style-name="T6">Orthodoxy</text:span><text:span text:style-name="T11"> conservatism will become very nigh extinguished in Ame-/-rica. <text:s/>German or English will </text:span><text:span text:style-name="T6">supplant</text:span><text:span text:style-name="T11"> everywhere/ supplant the Hebrew; gentile singing will silence a prayful/ multitude, the advocacy of a rejection of Mosaic/ institutions will be strenuous and pertinacious to an ex-/-tent as to expose to public scorn whosoever prays in the/ language of the Scriptures, or follows the </text:span><text:span text:style-name="T6">prescriptions tenets</text:span><text:span text:style-name="T11"> ordinances of the/ </text:span><text:span text:style-name="T6">Levitical</text:span><text:span text:style-name="T11"> ceremonial code. <text:s/>Already the impossibility of reconci-/-ling pure orthodoxy with "the spirit of the time" is predi-/-cated on </text:span><text:span text:style-name="T6">events drawn on the imagination. <text:s/>They</text:span><text:span text:style-name="T11"> the coming of an event anticipated by fancy. <text:s/>That event will not/ come to pass, but the </text:span><text:span text:style-name="T6">decay</text:span><text:span text:style-name="T11"> dismemberment of this religious body may hap-/-pen. <text:s/>And it depends upon each of us to aver the sad fate./ <text:s/>It largely depends on the abnegation of which every one of/ us is capable, not for the sake of a man or of an edifice, but/ for that of a lofty idea, whether our posterity shall see the vigorous/ and prosperous growth of this synagogue, or its extinction./</text:span></text:p>
      <text:p text:style-name="P6"><text:span text:style-name="T11"/></text:p>
      <text:p text:style-name="P6"><text:span text:style-name="T11">[Page 8]</text:span></text:p>
      <text:p text:style-name="P6"><text:span text:style-name="T11">Deliver it O Lord from a threatening danger. <text:s/>Incline/ towards it the hearts of Philadelphia Israelites./ <text:s/>Many are they who have been hitherto </text:span><text:span text:style-name="T6">been</text:span><text:span text:style-name="T11"> derelict in/ their duty; many who have failed to make a slight/ return </text:span><text:span text:style-name="T6">unto Thee</text:span><text:span text:style-name="T11"> for the bounties by the support of the worship of Thy Unity./ <text:s/>May they be </text:span><text:soft-page-break/><text:span text:style-name="T11">sought after, and enlisted among the/ defenders of the truths which Thou hast committed to/ Israel's guardianship. <text:s/>Cause also a spirit of/ generosity to stir among </text:span><text:span text:style-name="T6">those</text:span><text:span text:style-name="T11"> our congregants who enjoy the fruits of/ Thy blessings in the store and in the field, and their acts of/ piety will honor Thee, and eternize their names. <text:s/>May/ they remember, before the hour of their departure, the needs/ of the house dedicated to Thy service on earth, and Thou,/ in Thy abundant mercy, wilt prepare for them a</text:span><text:span text:style-name="T6">s</text:span><text:span text:style-name="T11"> shelter/ in Thy dwelling-place in the heaven of heavens. <text:s/>Oh/ may righteousness flourish in our days, and its attendants/ be as foretold by Thy prophet, peace, security and/ ease. <text:s/></text:span><text:span text:style-name="T6">So that</text:span><text:span text:style-name="T11"> Then this Synagogue, now completing its/ twenty first birth day </text:span><text:span text:style-name="T6">may</text:span><text:span text:style-name="T11"> will live in the fruition of a </text:span><text:span text:style-name="T6">con- purely</text:span><text:span text:style-name="T11">/ </text:span><text:span text:style-name="T6">servative traditional</text:span><text:span text:style-name="T11"> Judaism </text:span><text:span text:style-name="T6">unto the end of time. <text:s/>Amen.</text:span><text:span text:style-name="T11"> as taught by thy chosen servants, until the messenger, announcing/ the salvation of the dispersed of Judah shall be heard </text:span><text:span text:style-name="T6">in</text:span><text:span text:style-name="T11"> on mount Zion. <text:s/>Ame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9-25T14:42:40.58</meta:creation-date>
    <meta:document-statistic meta:table-count="0" meta:image-count="0" meta:object-count="0" meta:page-count="5" meta:paragraph-count="81" meta:word-count="1964" meta:character-count="12211"/>
    <dc:date>2012-09-25T15:44:33.84</dc:date>
    <dc:creator>Penn Libraries</dc:creator>
    <meta:editing-duration>PT00H07M11S</meta:editing-duration>
    <meta:editing-cycles>1</meta:editing-cycles>
    <meta:generator>OpenOffice.org/3.2$Win32 OpenOffice.org_project/320m12$Build-9483</meta:generator>
  </office:meta>
</office:document-meta>
</file>